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A100000044A90017C3.png"/>
  <manifest:file-entry manifest:media-type="image/png" manifest:full-path="Pictures/1000000000000521000000B4994DBBD9.png"/>
  <manifest:file-entry manifest:media-type="image/png" manifest:full-path="Pictures/1000000000000509000000C0641262CF.png"/>
  <manifest:file-entry manifest:media-type="image/png" manifest:full-path="Pictures/10000000000003BF0000015D0D4C444B.png"/>
  <manifest:file-entry manifest:media-type="image/png" manifest:full-path="Pictures/1000000000000259000000E4A69488A0.png"/>
  <manifest:file-entry manifest:media-type="image/png" manifest:full-path="Pictures/10000000000002A400000181F7A77616.png"/>
  <manifest:file-entry manifest:media-type="image/png" manifest:full-path="Pictures/100000000000051D000000AAE3EF745B.png"/>
  <manifest:file-entry manifest:media-type="image/png" manifest:full-path="Pictures/10000000000003C500000141A934271F.png"/>
  <manifest:file-entry manifest:media-type="image/png" manifest:full-path="Pictures/1000000000000302000000B6063C8318.png"/>
  <manifest:file-entry manifest:media-type="image/png" manifest:full-path="Pictures/10000000000003D3000001313908909B.png"/>
  <manifest:file-entry manifest:media-type="image/png" manifest:full-path="Pictures/1000000000000533000000BED8068A10.png"/>
  <manifest:file-entry manifest:media-type="image/png" manifest:full-path="Pictures/10000000000001B40000004E8114074A.png"/>
  <manifest:file-entry manifest:media-type="image/png" manifest:full-path="Pictures/10000000000005300000009B64621BCD.png"/>
  <manifest:file-entry manifest:media-type="image/png" manifest:full-path="Pictures/100000000000052000000095BB9FBDAA.png"/>
  <manifest:file-entry manifest:media-type="image/png" manifest:full-path="Pictures/1000000000000522000000B4E36B0303.png"/>
  <manifest:file-entry manifest:media-type="image/png" manifest:full-path="Pictures/100000000000030A000000B5664B799A.png"/>
  <manifest:file-entry manifest:media-type="image/png" manifest:full-path="Pictures/100000000000051E000000809DB246D3.png"/>
  <manifest:file-entry manifest:media-type="image/png" manifest:full-path="Pictures/1000000000000291000000ECBF565758.png"/>
  <manifest:file-entry manifest:media-type="image/png" manifest:full-path="Pictures/1000000000000195000000375825C4A8.png"/>
  <manifest:file-entry manifest:media-type="image/png" manifest:full-path="Pictures/10000000000003DB0000016B864E3B4F.png"/>
  <manifest:file-entry manifest:media-type="image/png" manifest:full-path="Pictures/10000000000004ED000000B215381CC2.png"/>
  <manifest:file-entry manifest:media-type="image/png" manifest:full-path="Pictures/10000000000003D300000148296F157B.png"/>
  <manifest:file-entry manifest:media-type="image/png" manifest:full-path="Pictures/10000000000003B30000016A805514D7.png"/>
  <manifest:file-entry manifest:media-type="image/png" manifest:full-path="Pictures/10000000000003CA0000015B3028D133.png"/>
  <manifest:file-entry manifest:media-type="image/png" manifest:full-path="Pictures/1000000000000536000000AB8F21B768.png"/>
  <manifest:file-entry manifest:media-type="image/png" manifest:full-path="Pictures/10000000000003BE0000009BAEDF41DA.png"/>
  <manifest:file-entry manifest:media-type="image/png" manifest:full-path="Pictures/100000000000052600000083B39830D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e 1</text:p>
      <text:p text:style-name="Standard"><draw:frame draw:style-name="fr1" draw:name="figura18" text:anchor-type="paragraph" svg:width="17cm" svg:height="4.018cm" draw:z-index="0"><draw:image xlink:href="Pictures/1000000000000302000000B6063C8318.png" xlink:type="simple" xlink:show="embed" xlink:actuate="onLoad"/></draw:frame></text:p>
      <text:p text:style-name="Standard"><draw:frame draw:style-name="fr1" draw:name="figura19" text:anchor-type="paragraph" svg:width="17cm" svg:height="1.688cm" draw:z-index="1"><draw:image xlink:href="Pictures/100000000000052600000083B39830D4.png" xlink:type="simple" xlink:show="embed" xlink:actuate="onLoad"/></draw:frame></text:p>
      <text:p text:style-name="Standard"><draw:frame draw:style-name="fr2" draw:name="figura20" text:anchor-type="paragraph" svg:width="10.716cm" svg:height="1.455cm" draw:z-index="2"><draw:image xlink:href="Pictures/1000000000000195000000375825C4A8.png" xlink:type="simple" xlink:show="embed" xlink:actuate="onLoad"/></draw:frame></text:p>
      <text:p text:style-name="Standard"><draw:frame draw:style-name="fr1" draw:name="figura21" text:anchor-type="paragraph" svg:width="17cm" svg:height="2.178cm" draw:z-index="3"><draw:image xlink:href="Pictures/1000000000000536000000AB8F21B768.png" xlink:type="simple" xlink:show="embed" xlink:actuate="onLoad"/></draw:frame></text:p>
      <text:p text:style-name="Standard"><draw:frame draw:style-name="fr3" draw:name="figura22" text:anchor-type="paragraph" svg:width="17cm" svg:height="4.411cm" draw:z-index="4"><draw:image xlink:href="Pictures/10000000000003B30000016A805514D7.png" xlink:type="simple" xlink:show="embed" xlink:actuate="onLoad"/></draw:frame></text:p>
      <text:p text:style-name="Standard">TESTE 1</text:p>
      <text:p text:style-name="Standard"><draw:frame draw:style-name="fr1" draw:name="figura23" text:anchor-type="paragraph" svg:width="17cm" svg:height="1.66cm" draw:z-index="5"><draw:image xlink:href="Pictures/100000000000051E000000809DB246D3.png" xlink:type="simple" xlink:show="embed" xlink:actuate="onLoad"/></draw:frame></text:p>
      <text:p text:style-name="Standard"><draw:frame draw:style-name="fr4" draw:name="figura24" text:anchor-type="paragraph" svg:width="17cm" svg:height="7.442cm" draw:z-index="6"><draw:image xlink:href="Pictures/10000000000002A400000181F7A77616.png" xlink:type="simple" xlink:show="embed" xlink:actuate="onLoad"/></draw:frame><text:soft-page-break/></text:p>
      <text:p text:style-name="Standard"><draw:frame draw:style-name="fr1" draw:name="figura25" text:anchor-type="paragraph" svg:width="17cm" svg:height="3.538cm" draw:z-index="7"><draw:image xlink:href="Pictures/100000000000030A000000B5664B799A.png" xlink:type="simple" xlink:show="embed" xlink:actuate="onLoad"/></draw:frame></text:p>
      <text:p text:style-name="Standard"><draw:frame draw:style-name="fr2" draw:name="figura26" text:anchor-type="paragraph" svg:width="11.536cm" svg:height="2.064cm" draw:z-index="8"><draw:image xlink:href="Pictures/10000000000001B40000004E8114074A.png" xlink:type="simple" xlink:show="embed" xlink:actuate="onLoad"/></draw:frame></text:p>
      <text:p text:style-name="Standard"><draw:frame draw:style-name="fr1" draw:name="figura27" text:anchor-type="paragraph" svg:width="17cm" svg:height="1.983cm" draw:z-index="9"><draw:image xlink:href="Pictures/10000000000005300000009B64621BCD.png" xlink:type="simple" xlink:show="embed" xlink:actuate="onLoad"/></draw:frame></text:p>
      <text:p text:style-name="Standard"><draw:frame draw:style-name="fr3" draw:name="figura28" text:anchor-type="paragraph" svg:width="17cm" svg:height="5.696cm" draw:z-index="10"><draw:image xlink:href="Pictures/10000000000003D300000148296F157B.png" xlink:type="simple" xlink:show="embed" xlink:actuate="onLoad"/></draw:frame></text:p>
      <text:p text:style-name="Standard"><draw:frame draw:style-name="fr1" draw:name="figura29" text:anchor-type="paragraph" svg:width="17cm" svg:height="2.425cm" draw:z-index="11"><draw:image xlink:href="Pictures/1000000000000533000000BED8068A10.png" xlink:type="simple" xlink:show="embed" xlink:actuate="onLoad"/></draw:frame></text:p>
      <text:p text:style-name="Standard"><draw:frame draw:style-name="fr1" draw:name="figura30" text:anchor-type="paragraph" svg:width="17cm" svg:height="2.75cm" draw:z-index="12"><draw:image xlink:href="Pictures/10000000000003BE0000009BAEDF41DA.png" xlink:type="simple" xlink:show="embed" xlink:actuate="onLoad"/></draw:frame><text:soft-page-break/></text:p>
      <text:p text:style-name="Standard"><draw:frame draw:style-name="fr1" draw:name="figura31" text:anchor-type="paragraph" svg:width="17cm" svg:height="4.988cm" draw:z-index="13"><draw:image xlink:href="Pictures/10000000000003BF0000015D0D4C444B.png" xlink:type="simple" xlink:show="embed" xlink:actuate="onLoad"/></draw:frame></text:p>
      <text:p text:style-name="Standard"><draw:frame draw:style-name="fr1" draw:name="figura32" text:anchor-type="paragraph" svg:width="17cm" svg:height="2.531cm" draw:z-index="14"><draw:image xlink:href="Pictures/1000000000000509000000C0641262CF.png" xlink:type="simple" xlink:show="embed" xlink:actuate="onLoad"/></draw:frame></text:p>
      <text:p text:style-name="Standard"><draw:frame draw:style-name="fr1" draw:name="figura33" text:anchor-type="paragraph" svg:width="17cm" svg:height="6.251cm" draw:z-index="15"><draw:image xlink:href="Pictures/10000000000003DB0000016B864E3B4F.png" xlink:type="simple" xlink:show="embed" xlink:actuate="onLoad"/></draw:frame></text:p>
      <text:p text:style-name="Standard"><draw:frame draw:style-name="fr1" draw:name="figura34" text:anchor-type="paragraph" svg:width="17cm" svg:height="2.328cm" draw:z-index="16"><draw:image xlink:href="Pictures/1000000000000522000000B4E36B0303.png" xlink:type="simple" xlink:show="embed" xlink:actuate="onLoad"/></draw:frame></text:p>
      <text:p text:style-name="Standard"><draw:frame draw:style-name="fr1" draw:name="figura35" text:anchor-type="paragraph" svg:width="17cm" svg:height="4.606cm" draw:z-index="17"><draw:image xlink:href="Pictures/10000000000003CA0000015B3028D133.png" xlink:type="simple" xlink:show="embed" xlink:actuate="onLoad"/></draw:frame><text:soft-page-break/></text:p>
      <text:p text:style-name="Standard"><draw:frame draw:style-name="fr1" draw:name="figura36" text:anchor-type="paragraph" svg:width="17cm" svg:height="2.399cm" draw:z-index="18"><draw:image xlink:href="Pictures/10000000000004ED000000B215381CC2.png" xlink:type="simple" xlink:show="embed" xlink:actuate="onLoad"/></draw:frame></text:p>
      <text:p text:style-name="Standard"><draw:frame draw:style-name="fr1" draw:name="figura37" text:anchor-type="paragraph" svg:width="17cm" svg:height="4.688cm" draw:z-index="19"><draw:image xlink:href="Pictures/10000000000003C500000141A934271F.png" xlink:type="simple" xlink:show="embed" xlink:actuate="onLoad"/></draw:frame></text:p>
      <text:p text:style-name="Standard"><draw:frame draw:style-name="fr1" draw:name="figura38" text:anchor-type="paragraph" svg:width="17cm" svg:height="2.207cm" draw:z-index="20"><draw:image xlink:href="Pictures/100000000000051D000000AAE3EF745B.png" xlink:type="simple" xlink:show="embed" xlink:actuate="onLoad"/></draw:frame></text:p>
      <text:p text:style-name="Standard"><draw:frame draw:style-name="fr5" draw:name="figura39" text:anchor-type="paragraph" svg:x="0.176cm" svg:y="0cm" svg:width="17cm" svg:height="3.466cm" draw:z-index="21"><draw:image xlink:href="Pictures/10000000000003D3000001313908909B.png" xlink:type="simple" xlink:show="embed" xlink:actuate="onLoad"/></draw:frame></text:p>
      <text:p text:style-name="Standard"><draw:frame draw:style-name="fr1" draw:name="figura40" text:anchor-type="paragraph" svg:width="17cm" svg:height="5.687cm" draw:z-index="22"><draw:image xlink:href="Pictures/1000000000000291000000ECBF565758.png" xlink:type="simple" xlink:show="embed" xlink:actuate="onLoad"/></draw:frame></text:p>
      <text:p text:style-name="Standard"><draw:frame draw:style-name="fr1" draw:name="figura41" text:anchor-type="paragraph" svg:width="17cm" svg:height="2.33cm" draw:z-index="23"><draw:image xlink:href="Pictures/1000000000000521000000B4994DBBD9.png" xlink:type="simple" xlink:show="embed" xlink:actuate="onLoad"/></draw:frame><text:soft-page-break/></text:p>
      <text:p text:style-name="Standard"><draw:frame draw:style-name="fr2" draw:name="figura42" text:anchor-type="paragraph" svg:width="15.901cm" svg:height="6.033cm" draw:z-index="24"><draw:image xlink:href="Pictures/1000000000000259000000E4A69488A0.png" xlink:type="simple" xlink:show="embed" xlink:actuate="onLoad"/></draw:frame></text:p>
      <text:p text:style-name="Standard"><draw:frame draw:style-name="fr2" draw:name="figura43" text:anchor-type="paragraph" svg:width="11.033cm" svg:height="1.799cm" draw:z-index="25"><draw:image xlink:href="Pictures/10000000000001A100000044A90017C3.png" xlink:type="simple" xlink:show="embed" xlink:actuate="onLoad"/></draw:frame></text:p>
      <text:p text:style-name="Standard"><draw:frame draw:style-name="fr1" draw:name="figura44" text:anchor-type="paragraph" svg:width="17cm" svg:height="1.93cm" draw:z-index="26"><draw:image xlink:href="Pictures/100000000000052000000095BB9FBDA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maso Roese </meta:initial-creator>
    <meta:creation-date>2018-02-09T09:15:56.71</meta:creation-date>
    <meta:document-statistic meta:table-count="0" meta:image-count="27" meta:object-count="0" meta:page-count="5" meta:paragraph-count="2" meta:word-count="4" meta:character-count="14"/>
    <dc:date>2018-02-09T09:17:27.75</dc:date>
    <dc:creator>Damaso Roese </dc:creator>
    <meta:editing-duration>PT00H01M31S</meta:editing-duration>
    <meta:editing-cycles>1</meta:editing-cycles>
    <meta:generator>BrOffice.org/3.2$Win32 OpenOffice.org_project/320m12$Build-9483</meta:generator>
  </office:meta>
</office:document-meta>
</file>